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5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2.488cm" svg:y="3.05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2" draw:layer="layout" svg:x1="17.798cm" svg:y1="3.444cm" svg:x2="2.4cm" svg:y2="3.446cm">
          <text:p/>
        </draw:line>
        <draw:frame draw:style-name="gr3" draw:text-style-name="P3" draw:layer="layout" svg:width="2cm" svg:height="0.628cm" svg:x="0.9cm" svg:y="9.072cm">
          <draw:text-box>
            <text:p><text:span text:style-name="T1">⊿ </text:span><text:span text:style-name="T1">= 0.5</text:span></text:p>
          </draw:text-box>
        </draw:frame>
        <draw:line draw:style-name="gr4" draw:text-style-name="P2" draw:layer="layout" svg:x1="2.5cm" svg:y1="7.4cm" svg:x2="2.5cm" svg:y2="11.2cm">
          <text:p/>
        </draw:line>
        <draw:line draw:style-name="gr2" draw:text-style-name="P2" draw:layer="layout" svg:x1="17.897cm" svg:y1="7.297cm" svg:x2="2.499cm" svg:y2="7.299cm">
          <text:p/>
        </draw:line>
        <draw:line draw:style-name="gr2" draw:text-style-name="P2" draw:layer="layout" svg:x1="17.896cm" svg:y1="11.214cm" svg:x2="2.498cm" svg:y2="11.216cm">
          <text:p/>
        </draw:line>
        <draw:frame draw:style-name="gr3" draw:text-style-name="P3" draw:layer="layout" svg:width="2cm" svg:height="0.628cm" svg:x="0.9cm" svg:y="5.272cm">
          <draw:text-box>
            <text:p><text:span text:style-name="T1">⊿ </text:span><text:span text:style-name="T1">= 0.5</text:span></text:p>
          </draw:text-box>
        </draw:frame>
        <draw:frame draw:style-name="gr5" draw:text-style-name="P4" draw:layer="layout" svg:width="3cm" svg:height="1.65cm" svg:x="2.8cm" svg:y="2.15cm">
          <draw:text-box>
            <text:p><text:span text:style-name="T2">f[i</text:span><text:span text:style-name="T2">]</text:span></text:p>
          </draw:text-box>
        </draw:frame>
        <draw:frame draw:style-name="gr5" draw:text-style-name="P5" draw:layer="layout" svg:width="1cm" svg:height="1.65cm" svg:x="18.3cm" svg:y="10.65cm">
          <draw:text-box>
            <text:p><text:span text:style-name="T2">i</text:span></text:p>
          </draw:text-box>
        </draw:frame>
        <draw:line draw:style-name="gr4" draw:text-style-name="P2" draw:layer="layout" svg:x1="2.5cm" svg:y1="3.5cm" svg:x2="2.5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1T16:49:07.353083323</dc:date>
    <meta:editing-duration>PT19M44S</meta:editing-duration>
    <meta:editing-cycles>20</meta:editing-cycles>
    <meta:generator>LibreOffice/5.1.6.2$Linux_X86_64 LibreOffice_project/10m0$Build-2</meta:generator>
    <meta:document-statistic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